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aleway ExtraBold1" svg:font-family="'Raleway ExtraBold'"/>
    <style:font-face style:name="Times New Roman" svg:font-family="'Times New Roman'"/>
    <style:font-face style:name="Arial" svg:font-family="Arial" style:font-pitch="variable"/>
    <style:font-face style:name="Caladea1" svg:font-family="Caladea" style:font-pitch="variable"/>
    <style:font-face style:name="Raleway ExtraBold" svg:font-family="'Raleway ExtraBold'"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solid" draw:fill-color="#d89f39"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434343" presentation:display-footer="false" presentation:display-page-number="false" presentation:display-date-time="false"/>
    </style:style>
    <style:style style:name="gr1" style:family="graphic" style:parent-style-name="standard">
      <style:graphic-properties draw:stroke="none" svg:stroke-width="0cm" draw:fill="solid" draw:fill-color="#ffb600" draw:textarea-vertical-align="middle"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434343" draw:textarea-vertical-align="middle" draw:auto-grow-height="false" draw:fit-to-size="false" fo:min-height="0cm" fo:min-width="0cm" fo:padding-top="0.254cm" fo:padding-bottom="0.254cm" fo:padding-left="0.254cm" fo:padding-right="0.254cm" fo:wrap-option="wrap"/>
    </style:style>
    <style:style style:name="gr3" style:family="graphic">
      <style:graphic-properties style:protect="size"/>
    </style:style>
    <style:style style:name="pr1" style:family="presentation" style:parent-style-name="TITLE_5f_2-title">
      <style:graphic-properties draw:stroke="none" svg:stroke-width="0cm" draw:fill="solid" draw:fill-color="#d89f39" draw:textarea-vertical-align="bottom" draw:auto-grow-height="false" draw:fit-to-size="false" fo:min-height="2.386cm" fo:padding-top="0.254cm" fo:padding-bottom="0.254cm" fo:padding-left="0.254cm" fo:padding-right="0.254cm" fo:wrap-option="wrap"/>
    </style:style>
    <style:style style:name="pr2" style:family="presentation" style:parent-style-name="TITLE_5f_2-subtitle">
      <style:graphic-properties draw:stroke="none" svg:stroke-width="0cm" draw:fill="solid" draw:fill-color="#d89f39" draw:textarea-vertical-align="top" draw:auto-grow-height="false" draw:fit-to-size="false" fo:min-height="8.287cm" fo:padding-top="0.254cm" fo:padding-bottom="0.254cm" fo:padding-left="0.254cm" fo:padding-right="0.254cm" fo:wrap-option="wrap"/>
    </style:style>
    <style:style style:name="pr3" style:family="presentation" style:parent-style-name="TITLE_5f_2-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BLANK_5f_1-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BLANK_5f_1-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BLANK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d89f39"/>
      <style:paragraph-properties fo:text-align="start" style:font-independent-line-spacing="true"/>
      <style:text-properties fo:font-size="52pt"/>
    </style:style>
    <style:style style:name="P3" style:family="paragraph">
      <loext:graphic-properties draw:fill="solid" draw:fill-color="#d89f39"/>
      <style:paragraph-properties fo:text-align="start" style:font-independent-line-spacing="true"/>
      <style:text-properties fo:font-size="28pt"/>
    </style:style>
    <style:style style:name="P4" style:family="paragraph">
      <loext:graphic-properties draw:fill="solid" draw:fill-color="#ffb600"/>
      <style:paragraph-properties fo:text-align="start" style:font-independent-line-spacing="true"/>
      <style:text-properties fo:font-size="14pt"/>
    </style:style>
    <style:style style:name="P5" style:family="paragraph">
      <loext:graphic-properties draw:fill="solid" draw:fill-color="#434343"/>
      <style:paragraph-properties fo:text-align="start" style:font-independent-line-spacing="true"/>
      <style:text-properties fo:font-size="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58pt"/>
    </style:style>
    <style:style style:name="P8" style:family="paragraph">
      <style:paragraph-properties fo:margin-left="0cm" fo:margin-right="0cm" fo:margin-top="0.212cm" fo:margin-bottom="0cm" fo:line-height="100%" fo:text-align="start" fo:text-indent="0cm" style:writing-mode="lr-tb"/>
    </style:style>
    <style:style style:name="P9"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2.54cm" fo:margin-right="0cm" fo:margin-top="0.212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14" style:family="paragraph">
      <style:paragraph-properties fo:margin-left="3.81cm" fo:margin-right="0cm" fo:margin-top="0.212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434343" style:text-line-through-style="none" style:text-line-through-type="none" style:text-position="0% 100%" style:font-name="Raleway ExtraBold1" fo:font-size="52pt" fo:letter-spacing="normal" fo:font-style="normal" style:text-underline-style="none" fo:font-weight="normal" style:font-name-asian="Raleway ExtraBold1" style:font-size-asian="52pt" style:font-style-asian="normal" style:font-weight-asian="normal" style:font-name-complex="Raleway ExtraBold1"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aleway ExtraBold1" fo:font-size="52pt" fo:letter-spacing="normal" fo:font-style="normal" style:text-underline-style="none" fo:font-weight="normal" style:font-name-asian="Raleway ExtraBold1" style:font-size-asian="52pt" style:font-style-asian="normal" style:font-weight-asian="normal" style:font-name-complex="Raleway ExtraBold1" style:font-size-complex="52pt" style:font-style-complex="normal" style:font-weight-complex="normal"/>
    </style:style>
    <style:style style:name="T3" style:family="text">
      <style:text-properties fo:font-variant="normal" fo:text-transform="none" fo:color="#d89f39" style:text-line-through-style="none" style:text-line-through-type="none" style:text-position="0% 100%" style:font-name="Raleway ExtraBold1" fo:font-size="52pt" fo:letter-spacing="normal" fo:font-style="normal" style:text-underline-style="none" fo:font-weight="normal" style:font-name-asian="Raleway ExtraBold1" style:font-size-asian="52pt" style:font-style-asian="normal" style:font-weight-asian="normal" style:font-name-complex="Raleway ExtraBold1" style:font-size-complex="5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imes New Roman" fo:font-size="18pt" fo:letter-spacing="normal"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7" style:family="text">
      <style:text-properties fo:font-variant="normal" fo:text-transform="none" fo:color="#ffffff" style:text-line-through-style="none" style:text-line-through-type="none" style:text-position="0% 100%" style:font-name="Times New Roman" fo:font-size="13.5pt" fo:letter-spacing="normal"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8" style:family="text">
      <style:text-properties fo:font-variant="normal" fo:text-transform="none" fo:color="#ffffff"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text:list-style style:name="L1">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fo:font-family="'Raleway Light'"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213cm" text:min-label-width="1.057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fo:font-family="'Times New Roman'" style:font-family-generic="roma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fo:font-family="'Times New Roman'" style:font-family-generic="roma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ffb600" fo:font-size="100%"/>
      </text:list-level-style-number>
      <text:list-level-style-bullet text:level="2" text:bullet-char="-">
        <style:list-level-properties text:space-before="2.858cm" text:min-label-width="0.952cm"/>
        <style:text-properties fo:font-family="'Times New Roman'" style:font-family-generic="roman"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2">
        <draw:frame draw:name="Google Shape;61;p13" presentation:style-name="pr1" draw:text-style-name="P2" draw:layer="layout" svg:width="23.667cm" svg:height="5.701cm" svg:x="0.866cm" svg:y="2.068cm" presentation:class="title" presentation:user-transformed="true">
          <draw:text-box>
            <text:p text:style-name="P1"><text:span text:style-name="T1">OOD <text:s/></text:span><text:span text:style-name="T1"><text:line-break/></text:span><text:span text:style-name="T2">Object Oriented Design</text:span></text:p>
          </draw:text-box>
        </draw:frame>
        <draw:frame draw:name="Google Shape;62;p13" presentation:style-name="pr2" draw:text-style-name="P3" draw:layer="layout" svg:width="23.667cm" svg:height="2.201cm" svg:x="0.866cm" svg:y="7.873cm" presentation:class="subtitle" presentation:placeholder="true" presentation:user-transformed="true">
          <draw:text-box/>
        </draw:frame>
        <draw:g draw:name="Google Shape;63;p13">
          <draw:custom-shape draw:name="Google Shape;64;p13" draw:style-name="gr1" draw:text-style-name="P4" draw:layer="layout" svg:width="0.574cm" svg:height="0.63cm" svg:x="24.115cm" svg:y="0.629cm">
            <text:p/>
            <draw:enhanced-geometry draw:mirror-horizontal="false" draw:mirror-vertical="false" drawooo:sub-view-size="6034 6034" draw:text-areas="0 0 ?f0 ?f1" svg:viewBox="0 0 0 0" draw:type="ooxml-non-primitive" draw:enhanced-path="M 2004 1 L 1881 25 1784 50 1686 98 1588 172 1 1784 4251 6033 5862 4446 5936 4348 5985 4250 6009 4153 6033 4031 6009 3933 5985 3811 5936 3713 5862 3615 2419 172 2321 98 2223 50 2101 25 2004 1 Z N">
              <draw:equation draw:name="f0" draw:formula="logwidth"/>
              <draw:equation draw:name="f1" draw:formula="logheight"/>
            </draw:enhanced-geometry>
          </draw:custom-shape>
          <draw:custom-shape draw:name="Google Shape;65;p13" draw:style-name="gr2" draw:text-style-name="P5" draw:layer="layout" svg:width="1.447cm" svg:height="1.588cm" svg:x="23.086cm" svg:y="0.787cm">
            <text:p/>
            <draw:enhanced-geometry draw:mirror-horizontal="false" draw:mirror-vertical="false" drawooo:sub-view-size="15192 15192" draw:text-areas="0 0 ?f0 ?f1" svg:viewBox="0 0 0 0" draw:type="ooxml-non-primitive" draw:enhanced-path="M 1100 10527 L 4665 14093 4616 14117 1979 14508 684 13213 1075 10576 1100 10527 Z M 10918 1 L 758 10185 684 10258 636 10332 611 10405 587 10502 1 14532 1 14654 25 14801 98 14923 171 15021 269 15094 367 15143 465 15167 587 15192 660 15192 4690 14606 4861 14557 4934 14508 5007 14435 15192 4275 13970 3053 4152 12872 3810 12530 13629 2712 12481 1564 2663 11382 2321 11040 12139 1222 10918 1 Z N">
              <draw:equation draw:name="f0" draw:formula="logwidth"/>
              <draw:equation draw:name="f1" draw:formula="logheight"/>
            </draw:enhanced-geometry>
          </draw:custom-shape>
        </draw:g>
        <presentation:notes draw:style-name="dp2">
          <draw:page-thumbnail draw:name="Google Shape;58;p:notes" draw:style-name="gr3" draw:layer="layout" svg:width="16.933cm" svg:height="9.524cm" svg:x="1.059cm" svg:y="1.905cm" draw:page-number="1" presentation:class="page"/>
          <draw:frame draw:name="Google Shape;59;p:notes" presentation:style-name="pr3" draw:text-style-name="P6" draw:layer="layout" svg:width="15.239cm" svg:height="11.429cm" svg:x="1.905cm" svg:y="12.065cm" presentation:class="notes" presentation:placeholder="true" presentation:user-transformed="true">
            <draw:text-box/>
          </draw:frame>
        </presentation:notes>
      </draw:page>
      <draw:page draw:name="SOLID" draw:style-name="dp3" draw:master-page-name="BLANK_5f_1">
        <draw:frame draw:name="Google Shape;70;p14" presentation:style-name="pr4" draw:text-style-name="P7" draw:layer="layout" svg:width="23.667cm" svg:height="1.59cm" svg:x="1.006cm" svg:y="0.554cm" presentation:class="title" presentation:user-transformed="true">
          <draw:text-box>
            <text:p text:style-name="P1"><text:span text:style-name="T3">SOLID</text:span></text:p>
          </draw:text-box>
        </draw:frame>
        <draw:frame draw:name="Google Shape;71;p14" presentation:style-name="pr5" draw:text-style-name="P11" draw:layer="layout" svg:width="19.072cm" svg:height="6.572cm" svg:x="2.534cm" svg:y="3.108cm" presentation:class="outline" presentation:user-transformed="true">
          <draw:text-box>
            <text:list text:style-name="L3">
              <text:list-item>
                <text:p text:style-name="P8"><text:span text:style-name="T4">Os padrões SOLID são considerados uma boa prática de programação orientada a objetos;</text:span></text:p>
              </text:list-item>
            </text:list>
            <text:p text:style-name="P9"><text:span text:style-name="T4"/></text:p>
            <text:list text:style-name="L5">
              <text:list-item>
                <text:p text:style-name="P10"><text:span text:style-name="T4">Onde, aplicados ao design otimizam a aplicação do orientado objeto; </text:span></text:p>
              </text:list-item>
            </text:list>
            <text:p text:style-name="P9"><text:span text:style-name="T4"/></text:p>
            <text:list text:continue-numbering="true" text:style-name="L5">
              <text:list-item>
                <text:p text:style-name="P10"><text:span text:style-name="T4">A preocupação do SOLID está no acoplamento e coesão;</text:span></text:p>
              </text:list-item>
            </text:list>
          </draw:text-box>
        </draw:frame>
        <draw:g draw:name="Google Shape;72;p14">
          <draw:custom-shape draw:name="Google Shape;73;p14" draw:style-name="gr1" draw:text-style-name="P4" draw:layer="layout" svg:width="1.591cm" svg:height="1.766cm" svg:x="22.006cm" svg:y="0.955cm">
            <text:p/>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74;p14" draw:style-name="gr1" draw:text-style-name="P4" draw:layer="layout" svg:width="0.905cm" svg:height="1.004cm" svg:x="23.429cm" svg:y="1.862cm">
            <text:p/>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presentation:notes draw:style-name="dp2">
          <draw:page-thumbnail draw:name="Google Shape;67;g3f62834248_1_0:notes" draw:style-name="gr3" draw:layer="layout" svg:width="16.932cm" svg:height="9.524cm" svg:x="1.059cm" svg:y="1.905cm" draw:page-number="2" presentation:class="page"/>
          <draw:frame draw:name="Google Shape;68;g3f62834248_1_0:notes" presentation:style-name="pr6" draw:text-style-name="P6" draw:layer="layout" svg:width="15.239cm" svg:height="11.429cm" svg:x="1.905cm" svg:y="12.065cm" presentation:class="notes" presentation:placeholder="true" presentation:user-transformed="true">
            <draw:text-box/>
          </draw:frame>
        </presentation:notes>
      </draw:page>
      <draw:page draw:name="SOLID" draw:style-name="dp3" draw:master-page-name="TITLE_5f_AND_5f_BODY" presentation:presentation-page-layout-name="AL1T1">
        <draw:frame draw:name="Google Shape;79;p15" presentation:style-name="pr7" draw:text-style-name="P7" draw:layer="layout" svg:width="23.667cm" svg:height="1.59cm" svg:x="1.006cm" svg:y="0.554cm" presentation:class="title" presentation:user-transformed="true">
          <draw:text-box>
            <text:p text:style-name="P1"><text:span text:style-name="T3">SOLID</text:span></text:p>
          </draw:text-box>
        </draw:frame>
        <draw:frame draw:name="Google Shape;80;p15" presentation:style-name="pr8" draw:text-style-name="P11" draw:layer="layout" svg:width="21.172cm" svg:height="10.192cm" svg:x="2.254cm" svg:y="2.371cm" presentation:class="outline" presentation:user-transformed="true">
          <draw:text-box>
            <text:list text:style-name="L6">
              <text:list-item>
                <text:p text:style-name="P8"><text:span text:style-name="T5">A sigla SOLID é um acrônimo dos cinco princípios básicos do orientado objeto:</text:span></text:p>
              </text:list-item>
            </text:list>
            <text:p text:style-name="P12"><text:span text:style-name="T5"/></text:p>
            <text:list text:style-name="L8">
              <text:list-item>
                <text:list>
                  <text:list-item>
                    <text:p text:style-name="P13"><text:span text:style-name="T5">S: O “S” é de SRP (</text:span><text:span text:style-name="T6">S</text:span><text:span text:style-name="T5">igle Responsability Principle) Princípio de Responsabilidade Única, que afirma que uma classe deve possuir apenas um tipo de responsabilidade de atuação;</text:span></text:p>
                  </text:list-item>
                </text:list>
              </text:list-item>
            </text:list>
            <text:p text:style-name="P14"><text:span text:style-name="T5"/></text:p>
            <text:list text:continue-numbering="true" text:style-name="L8">
              <text:list-item>
                <text:list>
                  <text:list-item>
                    <text:p text:style-name="P13"><text:span text:style-name="T5">O: OCP (</text:span><text:span text:style-name="T6">O</text:span><text:span text:style-name="T5">pen Close Principle) Princípio Aberto-Fechado, que diz que entidades de software (classes, métodos, módulo, etc) devem estar abertas para extensão, mas fechadas para modificação;</text:span></text:p>
                  </text:list-item>
                </text:list>
              </text:list-item>
            </text:list>
            <text:p text:style-name="P14"><text:span text:style-name="T5"/></text:p>
            <text:p text:style-name="P10"><text:span text:style-name="T5"/></text:p>
            <text:p text:style-name="P10"><text:span text:style-name="T5"/></text:p>
            <text:p text:style-name="P10"><text:span text:style-name="T7"/></text:p>
          </draw:text-box>
        </draw:frame>
        <draw:g draw:name="Google Shape;81;p15">
          <draw:custom-shape draw:name="Google Shape;82;p15" draw:style-name="gr1" draw:text-style-name="P4" draw:layer="layout" svg:width="1.591cm" svg:height="1.766cm" svg:x="22.006cm" svg:y="0.955cm">
            <text:p/>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83;p15" draw:style-name="gr1" draw:text-style-name="P4" draw:layer="layout" svg:width="0.905cm" svg:height="1.004cm" svg:x="23.429cm" svg:y="1.862cm">
            <text:p/>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presentation:notes draw:style-name="dp2">
          <draw:page-thumbnail draw:name="Google Shape;76;g3f62834248_1_11:notes" draw:style-name="gr3" draw:layer="layout" svg:width="16.932cm" svg:height="9.524cm" svg:x="1.059cm" svg:y="1.905cm" draw:page-number="3" presentation:class="page"/>
          <draw:frame draw:name="Google Shape;77;g3f62834248_1_11:notes" presentation:style-name="pr9" draw:text-style-name="P6" draw:layer="layout" svg:width="15.239cm" svg:height="11.429cm" svg:x="1.905cm" svg:y="12.065cm" presentation:class="notes" presentation:placeholder="true" presentation:user-transformed="true">
            <draw:text-box/>
          </draw:frame>
        </presentation:notes>
      </draw:page>
      <draw:page draw:name="SOLID" draw:style-name="dp3" draw:master-page-name="TITLE_5f_AND_5f_BODY" presentation:presentation-page-layout-name="AL1T1">
        <draw:frame draw:name="Google Shape;88;p16" presentation:style-name="pr7" draw:text-style-name="P7" draw:layer="layout" svg:width="23.667cm" svg:height="1.59cm" svg:x="1.006cm" svg:y="0.554cm" presentation:class="title" presentation:user-transformed="true">
          <draw:text-box>
            <text:p text:style-name="P1"><text:span text:style-name="T3">SOLID</text:span></text:p>
          </draw:text-box>
        </draw:frame>
        <draw:frame draw:name="Google Shape;89;p16" presentation:style-name="pr8" draw:text-style-name="P11" draw:layer="layout" svg:width="21.172cm" svg:height="10.192cm" svg:x="2.725cm" svg:y="2.945cm" presentation:class="outline" presentation:user-transformed="true">
          <draw:text-box>
            <text:list text:style-name="L6">
              <text:list-item>
                <text:p text:style-name="P8"><text:span text:style-name="T5">A sigla SOLID é um acrônimo dos cinco princípios básicos do orientado objeto:</text:span></text:p>
              </text:list-item>
            </text:list>
            <text:p text:style-name="P12"><text:span text:style-name="T5"/></text:p>
            <text:list text:style-name="L8">
              <text:list-item>
                <text:list>
                  <text:list-item>
                    <text:p text:style-name="P13"><text:span text:style-name="T5">L: é de LSP (</text:span><text:span text:style-name="T6">L</text:span><text:span text:style-name="T5">iskov substitution Principle), que de forma mais básica afirma que classes derivadas devem poder ser substituídas por suas classes base</text:span></text:p>
                  </text:list-item>
                </text:list>
              </text:list-item>
            </text:list>
            <text:p text:style-name="P14"><text:span text:style-name="T5"/></text:p>
            <text:list text:continue-numbering="true" text:style-name="L8">
              <text:list-item>
                <text:list>
                  <text:list-item>
                    <text:p text:style-name="P13"><text:span text:style-name="T5">I: ISP (</text:span><text:span text:style-name="T6">I</text:span><text:span text:style-name="T5">nterface segregation principle). O Princípio da Segregação da Interface trata da coesão de interfaces e diz que clientes não devem ser forçados a depender de métodos que não usam. </text:span></text:p>
                  </text:list-item>
                </text:list>
              </text:list-item>
            </text:list>
            <text:p text:style-name="P14"><text:span text:style-name="T5"/></text:p>
            <text:p text:style-name="P10"><text:span text:style-name="T8"/></text:p>
            <text:p text:style-name="P14"><text:span text:style-name="T8"/></text:p>
            <text:p text:style-name="P10"><text:span text:style-name="T5"/></text:p>
            <text:p text:style-name="P10"><text:span text:style-name="T5"/></text:p>
            <text:p text:style-name="P10"><text:span text:style-name="T7"/></text:p>
          </draw:text-box>
        </draw:frame>
        <draw:g draw:name="Google Shape;90;p16">
          <draw:custom-shape draw:name="Google Shape;91;p16" draw:style-name="gr1" draw:text-style-name="P4" draw:layer="layout" svg:width="1.591cm" svg:height="1.766cm" svg:x="22.006cm" svg:y="0.955cm">
            <text:p/>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92;p16" draw:style-name="gr1" draw:text-style-name="P4" draw:layer="layout" svg:width="0.905cm" svg:height="1.004cm" svg:x="23.429cm" svg:y="1.862cm">
            <text:p/>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presentation:notes draw:style-name="dp2">
          <draw:page-thumbnail draw:name="Google Shape;85;g3f79bc2d6b_1_67:notes" draw:style-name="gr3" draw:layer="layout" svg:width="16.932cm" svg:height="9.524cm" svg:x="1.059cm" svg:y="1.905cm" draw:page-number="4" presentation:class="page"/>
          <draw:frame draw:name="Google Shape;86;g3f79bc2d6b_1_67:notes" presentation:style-name="pr9" draw:text-style-name="P6" draw:layer="layout" svg:width="15.239cm" svg:height="11.429cm" svg:x="1.905cm" svg:y="12.065cm" presentation:class="notes" presentation:placeholder="true" presentation:user-transformed="true">
            <draw:text-box/>
          </draw:frame>
        </presentation:notes>
      </draw:page>
      <draw:page draw:name="SOLID" draw:style-name="dp3" draw:master-page-name="TITLE_5f_AND_5f_BODY" presentation:presentation-page-layout-name="AL1T1">
        <draw:frame draw:name="Google Shape;97;p17" presentation:style-name="pr7" draw:text-style-name="P7" draw:layer="layout" svg:width="23.667cm" svg:height="1.59cm" svg:x="1.006cm" svg:y="0.554cm" presentation:class="title" presentation:user-transformed="true">
          <draw:text-box>
            <text:p text:style-name="P1"><text:span text:style-name="T3">SOLID</text:span></text:p>
          </draw:text-box>
        </draw:frame>
        <draw:frame draw:name="Google Shape;98;p17" presentation:style-name="pr8" draw:text-style-name="P11" draw:layer="layout" svg:width="21.172cm" svg:height="10.192cm" svg:x="2.725cm" svg:y="2.945cm" presentation:class="outline" presentation:user-transformed="true">
          <draw:text-box>
            <text:list text:style-name="L6">
              <text:list-item>
                <text:p text:style-name="P8"><text:span text:style-name="T5">A sigla SOLID é um acrônimo dos cinco princípios básicos do orientado objeto:</text:span></text:p>
              </text:list-item>
            </text:list>
            <text:p text:style-name="P12"><text:span text:style-name="T5"/></text:p>
            <text:list text:style-name="L8">
              <text:list-item>
                <text:list>
                  <text:list-item>
                    <text:p text:style-name="P13"><text:span text:style-name="T5">D: DIP(</text:span><text:span text:style-name="T6">D</text:span><text:span text:style-name="T5">ependency inversion principle). O Princípio da inversão da dependência afirma que deve-se depender de uma abstração em vez de uma implementação, para isso deve-se fazer com que módulos de alto nível não devem depender de módulos de baixo nível. Ambos devem depender de abstrações, e abstrações não devem depender de detalhes. Detalhes devem depender de abstrações.</text:span></text:p>
                  </text:list-item>
                </text:list>
              </text:list-item>
            </text:list>
            <text:p text:style-name="P14"><text:span text:style-name="T5"/></text:p>
            <text:p text:style-name="P10"><text:span text:style-name="T5"/></text:p>
            <text:p text:style-name="P14"><text:span text:style-name="T5"/></text:p>
            <text:p text:style-name="P10"><text:span text:style-name="T8"/></text:p>
            <text:p text:style-name="P14"><text:span text:style-name="T8"/></text:p>
            <text:p text:style-name="P10"><text:span text:style-name="T5"/></text:p>
            <text:p text:style-name="P10"><text:span text:style-name="T5"/></text:p>
            <text:p text:style-name="P10"><text:span text:style-name="T7"/></text:p>
          </draw:text-box>
        </draw:frame>
        <draw:g draw:name="Google Shape;99;p17">
          <draw:custom-shape draw:name="Google Shape;100;p17" draw:style-name="gr1" draw:text-style-name="P4" draw:layer="layout" svg:width="1.591cm" svg:height="1.766cm" svg:x="22.006cm" svg:y="0.955cm">
            <text:p/>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101;p17" draw:style-name="gr1" draw:text-style-name="P4" draw:layer="layout" svg:width="0.905cm" svg:height="1.004cm" svg:x="23.429cm" svg:y="1.862cm">
            <text:p/>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presentation:notes draw:style-name="dp2">
          <draw:page-thumbnail draw:name="Google Shape;94;g3f79bc2d6b_1_80:notes" draw:style-name="gr3" draw:layer="layout" svg:width="16.932cm" svg:height="9.524cm" svg:x="1.059cm" svg:y="1.905cm" draw:page-number="5" presentation:class="page"/>
          <draw:frame draw:name="Google Shape;95;g3f79bc2d6b_1_80:notes" presentation:style-name="pr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aleway ExtraBold1" svg:font-family="'Raleway ExtraBold'"/>
    <style:font-face style:name="Times New Roman" svg:font-family="'Times New Roman'"/>
    <style:font-face style:name="Arial" svg:font-family="Arial" style:font-pitch="variable"/>
    <style:font-face style:name="Caladea1" svg:font-family="Caladea" style:font-pitch="variable"/>
    <style:font-face style:name="Raleway ExtraBold" svg:font-family="'Raleway ExtraBold'"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2-background" style:display-name="TITLE_2-background" style:family="presentation">
      <style:graphic-properties draw:stroke="none" draw:fill="solid" draw:fill-color="#ffffff"/>
      <style:text-properties style:letter-kerning="true"/>
    </style:style>
    <style:style style:name="TITLE_5f_2-backgroundobjects" style:display-name="TITLE_2-backgroundobjects" style:family="presentation">
      <style:graphic-properties draw:textarea-horizontal-align="justify" draw:shadow="hidden" draw:shadow-offset-x="0.2cm" draw:shadow-offset-y="0.2cm" draw:shadow-color="#808080"/>
      <style:text-properties style:letter-kerning="true"/>
    </style:style>
    <style:style style:name="TITLE_5f_2-notes" style:display-name="TITLE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outline1" style:display-name="TITLE_2-outline1" style:family="presentation">
      <style:graphic-properties draw:stroke="none" draw:fill="none" draw:auto-grow-height="false" draw:fit-to-size="shrink-to-fit">
        <text:list-style style:name="TITLE_5f_2-outline1" style:display-name="TITLE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2-outline2" style:display-name="TITLE_2-outline2" style:family="presentation" style:parent-style-name="TITLE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outline3" style:display-name="TITLE_2-outline3" style:family="presentation" style:parent-style-name="TITLE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outline4" style:display-name="TITLE_2-outline4" style:family="presentation" style:parent-style-name="TITLE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2-outline5" style:display-name="TITLE_2-outline5" style:family="presentation" style:parent-style-name="TITLE_5f_2-outline4">
      <style:paragraph-properties fo:margin-top="0.1cm" fo:margin-bottom="0cm"/>
      <style:text-properties fo:font-size="20pt" style:font-size-asian="20pt" style:font-size-complex="20pt"/>
    </style:style>
    <style:style style:name="TITLE_5f_2-outline6" style:display-name="TITLE_2-outline6" style:family="presentation" style:parent-style-name="TITLE_5f_2-outline5">
      <style:paragraph-properties fo:margin-top="0.1cm" fo:margin-bottom="0cm"/>
      <style:text-properties fo:font-size="20pt" style:font-size-asian="20pt" style:font-size-complex="20pt"/>
    </style:style>
    <style:style style:name="TITLE_5f_2-outline7" style:display-name="TITLE_2-outline7" style:family="presentation" style:parent-style-name="TITLE_5f_2-outline6">
      <style:paragraph-properties fo:margin-top="0.1cm" fo:margin-bottom="0cm"/>
      <style:text-properties fo:font-size="20pt" style:font-size-asian="20pt" style:font-size-complex="20pt"/>
    </style:style>
    <style:style style:name="TITLE_5f_2-outline8" style:display-name="TITLE_2-outline8" style:family="presentation" style:parent-style-name="TITLE_5f_2-outline7">
      <style:paragraph-properties fo:margin-top="0.1cm" fo:margin-bottom="0cm"/>
      <style:text-properties fo:font-size="20pt" style:font-size-asian="20pt" style:font-size-complex="20pt"/>
    </style:style>
    <style:style style:name="TITLE_5f_2-outline9" style:display-name="TITLE_2-outline9" style:family="presentation" style:parent-style-name="TITLE_5f_2-outline8">
      <style:paragraph-properties fo:margin-top="0.1cm" fo:margin-bottom="0cm"/>
      <style:text-properties fo:font-size="20pt" style:font-size-asian="20pt" style:font-size-complex="20pt"/>
    </style:style>
    <style:style style:name="TITLE_5f_2-subtitle" style:display-name="TITLE_2-subtitle" style:family="presentation">
      <style:graphic-properties draw:stroke="none" draw:fill="none" draw:textarea-vertical-align="middle">
        <text:list-style style:name="TITLE_5f_2-subtitle" style:display-name="TITLE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title" style:display-name="TITLE_2-title" style:family="presentation">
      <style:graphic-properties draw:stroke="none" draw:fill="none" draw:textarea-vertical-align="middle">
        <text:list-style style:name="TITLE_5f_2-title" style:display-name="TITLE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b600"/>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b6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4" svg:stroke-width="0.053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ffb600" draw:stroke-linejoin="round" draw:fill="none"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5f_2-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5f_2-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5f_2-backgroundobjects">
      <style:graphic-properties draw:stroke="none" draw:fill="none" draw:fill-color="#ffffff" draw:auto-grow-height="false" fo:min-height="1.485cm"/>
    </style:style>
    <style:style style:name="Mpr4" style:family="presentation" style:parent-style-name="TITLE_5f_2-backgroundobjects">
      <style:graphic-properties draw:stroke="none" draw:fill="none" draw:fill-color="#ffffff" draw:textarea-vertical-align="bottom" draw:auto-grow-height="false" fo:min-height="1.485cm"/>
    </style:style>
    <style:style style:name="Mpr5" style:family="presentation" style:parent-style-name="BLANK_5f_1-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BLANK_5f_1-backgroundobjects">
      <style:graphic-properties draw:stroke="none" draw:fill="none" draw:fill-color="#ffffff" draw:auto-grow-height="false" fo:min-height="1.27cm"/>
    </style:style>
    <style:style style:name="Mpr7" style:family="presentation" style:parent-style-name="BLANK_5f_1-backgroundobjects">
      <style:graphic-properties draw:stroke="none" draw:fill="none" draw:fill-color="#ffffff" draw:textarea-vertical-align="bottom" draw:auto-grow-height="false" fo:min-height="1.27cm"/>
    </style:style>
    <style:style style:name="Mpr8"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9"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none"/>
      <style:paragraph-properties fo:text-align="start" style:font-independent-line-spacing="true"/>
      <style:text-properties fo:font-size="58pt"/>
    </style:style>
    <style:style style:name="MT1" style:family="text">
      <style:text-properties fo:font-variant="normal" fo:text-transform="none" fo:color="#ffb600" style:text-line-through-style="none" style:text-line-through-type="none" style:text-position="0% 100%" style:font-name="Raleway ExtraBold1" fo:font-size="13pt" fo:letter-spacing="normal" fo:font-style="normal" style:text-underline-style="none" fo:font-weight="normal" style:font-name-asian="Raleway ExtraBold1" style:font-size-asian="13pt" style:font-style-asian="normal" style:font-weight-asian="normal" style:font-name-complex="Raleway ExtraBold1"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2" style:display-name="TITLE_2" style:page-layout-name="PM1" draw:style-name="Mdp1">
      <draw:frame draw:name="Google Shape;54;p12" presentation:style-name="Mpr1" draw:text-style-name="MP5" draw:layer="backgroundobjects" svg:width="23.667cm" svg:height="5.701cm" svg:x="0.866cm" svg:y="2.068cm" presentation:class="title" presentation:user-transformed="true">
        <draw:text-box>
          <text:p/>
        </draw:text-box>
      </draw:frame>
      <draw:frame draw:name="Google Shape;56;p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2-outline1" draw:layer="backgroundobjects" svg:width="22.859cm" svg:height="8.286cm" svg:x="1.27cm" svg:y="3.343cm" presentation:class="outline" presentation:placeholder="true">
        <draw:text-box/>
      </draw:frame>
      <presentation:notes style:page-layout-name="PM2">
        <draw:page-thumbnail presentation:style-name="TITLE_5f_2-title" draw:layer="backgroundobjects" svg:width="14.848cm" svg:height="11.136cm" svg:x="3.075cm" svg:y="2.257cm" presentation:class="page"/>
        <draw:frame presentation:style-name="TITLE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5f_1" style:display-name="BLANK_1" style:page-layout-name="PM1" draw:style-name="Mdp2">
      <draw:frame draw:name="Google Shape;51;p11" presentation:style-name="Mpr5" draw:text-style-name="MP7" draw:layer="backgroundobjects" svg:width="1.498cm" svg:height="1.536cm" svg:x="23.901cm" svg:y="12.751cm" presentation:class="page-number" presentation:user-transformed="true">
        <draw:text-box>
          <text:p text:style-name="MP6"><text:span text:style-name="MT1"><text:page-number>&lt;number&gt;</text:page-number></text:span></text:p>
        </draw:text-box>
      </draw:frame>
      <draw:custom-shape draw:name="Google Shape;52;p11" draw:style-name="Mgr3" draw:text-style-name="MP8"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2;p5" draw:style-name="Mgr4" draw:text-style-name="MP8"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23;p5" presentation:style-name="Mpr8" draw:text-style-name="MP9" draw:layer="backgroundobjects" svg:width="19.072cm" svg:height="2.381cm" svg:x="2.561cm" svg:y="2.477cm" presentation:class="title" presentation:user-transformed="true">
        <draw:text-box>
          <text:p/>
        </draw:text-box>
      </draw:frame>
      <draw:frame draw:name="Google Shape;24;p5" presentation:style-name="TITLE_5f_AND_5f_BODY-outline1" draw:layer="backgroundobjects" svg:width="19.072cm" svg:height="6.572cm" svg:x="2.561cm" svg:y="5.239cm" presentation:class="outline" presentation:placeholder="true" presentation:user-transformed="true">
        <draw:text-box/>
      </draw:frame>
      <draw:frame draw:name="Google Shape;25;p5" presentation:style-name="Mpr9" draw:text-style-name="MP7" draw:layer="backgroundobjects" svg:width="1.498cm" svg:height="1.536cm" svg:x="23.901cm" svg:y="12.751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4"/>
    <meta:generator>LibreOfficeDev/5.1.0.3$Linux_X86_64 LibreOffice_project/</meta:generator>
  </office:meta>
</office:document-meta>
</file>